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1dac" officeooo:paragraph-rsid="00011dac"/>
    </style:style>
    <style:style style:name="P2" style:family="paragraph" style:parent-style-name="Standard" style:list-style-name="L1">
      <style:text-properties officeooo:rsid="00011dac" officeooo:paragraph-rsid="00011dac"/>
    </style:style>
    <style:style style:name="P3" style:family="paragraph" style:parent-style-name="Standard">
      <style:text-properties officeooo:rsid="00031044" officeooo:paragraph-rsid="000310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s</text:p>
      <text:p text:style-name="Standard"/>
      <text:p text:style-name="P1">Exercice 1 :</text:p>
      <text:p text:style-name="P1"/>
      <text:p text:style-name="P1">Critères d’une espèce :</text:p>
      <text:list xml:id="list74632861188756655" text:style-name="L1">
        <text:list-item>
          <text:p text:style-name="P2">Critères phénétiques</text:p>
          <text:list>
            <text:list-item>
              <text:p text:style-name="P2">Couleur du pelage</text:p>
            </text:list-item>
            <text:list-item>
              <text:p text:style-name="P2">Taille</text:p>
            </text:list-item>
            <text:list-item>
              <text:p text:style-name="P2">Griffes</text:p>
            </text:list-item>
          </text:list>
        </text:list-item>
        <text:list-item>
          <text:p text:style-name="P2">Critères comportementaux</text:p>
          <text:list>
            <text:list-item>
              <text:p text:style-name="P2">Milieu de vie</text:p>
            </text:list-item>
            <text:list-item>
              <text:p text:style-name="P2">Régime alimentaire</text:p>
            </text:list-item>
          </text:list>
        </text:list-item>
        <text:list-item>
          <text:p text:style-name="P2">Critères biologiques</text:p>
          <text:list>
            <text:list-item>
              <text:p text:style-name="P2">Période de reproduction</text:p>
            </text:list-item>
          </text:list>
        </text:list-item>
      </text:list>
      <text:p text:style-name="P1"/>
      <text:p text:style-name="P1">Ces deux ours ont une période de reproduction en commun. </text:p>
      <text:p text:style-name="P1">Ils peuvent se reproduire entre eux, et que l’hybride est fertile. </text:p>
      <text:p text:style-name="P1"/>
      <text:p text:style-name="P1">Les critères phénétiques et comportementaux ne sont pas suffisants pour définir une espèce. </text:p>
      <text:p text:style-name="P1">Les critères biologiques ne sont pas suffisants non plus pour définir une espèce. </text:p>
      <text:p text:style-name="P1"/>
      <text:p text:style-name="P1">/ Définition d’une espèce /</text:p>
      <text:p text:style-name="P1"/>
      <text:p text:style-name="P1"/>
      <text:p text:style-name="P1">Exercice 3 :</text:p>
      <text:p text:style-name="P1"/>
      <text:p text:style-name="P1">// //</text:p>
      <text:p text:style-name="P1"/>
      <text:p text:style-name="P1">La taille du bec ne dépend pas du sexe de l’oiseau. </text:p>
      <text:p text:style-name="P1"/>
      <text:p text:style-name="P1">La taille du bec la plus fréquente est entre deux 2 et 1 UA </text:p>
      <text:p text:style-name="P1"/>
      <text:p text:style-name="P3">&lt;2 UA : </text:p>
      <text:p text:style-name="P3">&gt;2 UA : 30 % </text:p>
      <text:p text:style-name="P3"/>
      <text:p text:style-name="P3">Des couples entre 2 et 3 UA</text:p>
      <text:p text:style-name="P3">Des couples entre 4 et 5 UA</text:p>
      <text:p text:style-name="P3"/>
      <text:p text:style-name="P3">Ces oiseaux se reproduisent avec ceux ou celles qui ont la même taille de bec </text:p>
      <text:p text:style-name="P3"/>
      <text:p text:style-name="P3">La taille du bec change le chant des oiseaux </text:p>
      <text:p text:style-name="P3"/>
      <text:p text:style-name="P3">→ isolement reproducteur du à la taille du bec </text:p>
      <text:p text:style-name="P3">→ isolement reproducteur génétique </text:p>
      <text:p text:style-name="P3"/>
      <text:p text:style-name="P3"/>
      <text:p text:style-name="P3">Souris </text:p>
      <text:p text:style-name="P3">// /// /// //</text:p>
      <text:p text:style-name="P3"/>
      <text:p text:style-name="P3">Isolement reproducteur géograph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0:57:29.503000000</meta:creation-date>
    <dc:date>2019-02-19T11:13:57.468000000</dc:date>
    <meta:editing-duration>PT5M17S</meta:editing-duration>
    <meta:editing-cycles>1</meta:editing-cycles>
    <meta:document-statistic meta:table-count="0" meta:image-count="0" meta:object-count="0" meta:page-count="1" meta:paragraph-count="32" meta:word-count="185" meta:character-count="990" meta:non-whitespace-character-count="833"/>
    <meta:generator>LibreOffice/5.1.6.2$Windows_x86 LibreOffice_project/07ac168c60a517dba0f0d7bc7540f5afa45f0909</meta:generator>
  </office:meta>
</office:document-meta>
</file>